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tyl_20_šipky_20_1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family="Arial" style:font-style-name="obyčejné" style:font-family-asian="Arial" style:font-style-name-asian="obyčejné" style:font-family-complex="Arial" style:font-style-name-complex="obyčejné"/>
    </style:style>
    <style:style style:name="T2" style:family="text">
      <style:text-properties fo:font-family="Arial" style:font-style-name="obyčejné" style:font-family-asian="Arial" style:font-style-name-asian="obyčejné" style:font-family-complex="Arial" style:font-style-name-complex="obyčejné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1" draw:id="id1" draw:layer="layout" svg:width="2.7cm" svg:height="2.5cm" svg:x="10.5cm" svg:y="1.5cm">
          <text:p text:style-name="P1">Funkce: </text:p>
          <text:p text:style-name="P1">Detection</text:p>
          <text:p text:style-name="P1">Resistor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3" draw:id="id3" draw:layer="layout" svg:width="6.7cm" svg:height="3.2cm" svg:x="8.5cm" svg:y="6.8cm">
          <text:p text:style-name="P1">Jsou projité </text:p>
          <text:p text:style-name="P1">všechny velké oblasti </text:p>
          <text:p text:style-name="P1">v obraz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6.5cm" svg:height="1.6cm" svg:x="8.6cm" svg:y="4.6cm">
          <text:p text:style-name="P1">Filtrace</text:p>
          <text:p text:style-name="P1">- malých objektů</text:p>
          <text:p text:style-name="P1">- uzavření dě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.5cm" svg:height="1.6cm" svg:x="8.6cm" svg:y="10.6cm">
          <text:p text:style-name="P1">Zkopíruj si nalezenou oblast</text:p>
          <text:p text:style-name="P1">z vysegmentovaného obrazu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6.7cm" svg:height="3.2cm" svg:x="8.5cm" svg:y="12.8cm">
          <text:p text:style-name="P1">Oblast projitá pro </text:p>
          <text:p text:style-name="P1">všechna natočení šablony</text:p>
          <text:p text:style-name="P1">(0<text:span text:style-name="T1">°</text:span> - 180<text:span text:style-name="T2">°</text:span>)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6.5cm" svg:height="1.6cm" svg:x="8.6cm" svg:y="16.6cm">
          <text:p text:style-name="P1">Natoč šablonu o aktuální úhel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6.7cm" svg:height="3.4cm" svg:x="8.5cm" svg:y="18.8cm">
          <text:p text:style-name="P1">Šablona přiložena</text:p>
          <text:p text:style-name="P1">pro všechny možné pozice</text:p>
          <text:p text:style-name="P1">x,y v oblasti 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xml:id="id8" draw:id="id8" draw:layer="layout" svg:width="6.5cm" svg:height="1.6cm" svg:x="8.6cm" svg:y="22.8cm">
          <text:p text:style-name="P1">Přilož šablonu do analyzované</text:p>
          <text:p text:style-name="P1">oblasti na aktuální pozici x,y a</text:p>
          <text:p text:style-name="P1">vypočítej mezi nimi korelaci.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6.7cm" svg:height="3.4cm" svg:x="8.5cm" svg:y="25cm">
          <text:p text:style-name="P1">Je nyní korelace </text:p>
          <text:p text:style-name="P1">větší než pro předešlý </text:p>
          <text:p text:style-name="P1">úhel natočení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2" draw:layer="layout" draw:type="lines" svg:x1="11.85cm" svg:y1="4cm" svg:x2="11.85cm" svg:y2="4.6cm" draw:start-shape="id1" draw:start-glue-point="8" draw:end-shape="id2" draw:end-glue-point="4" svg:d="m11850 4000v502-403 501" svg:viewBox="0 0 1 601">
          <text:p/>
        </draw:connector>
        <draw:connector draw:style-name="gr2" draw:text-style-name="P2" draw:layer="layout" draw:type="lines" svg:x1="11.85cm" svg:y1="6.2cm" svg:x2="11.85cm" svg:y2="6.8cm" draw:start-shape="id2" draw:start-glue-point="6" draw:end-shape="id3" draw:end-glue-point="4" svg:d="m11850 6200v502-403 501" svg:viewBox="0 0 1 601">
          <text:p/>
        </draw:connector>
        <draw:connector draw:style-name="gr2" draw:text-style-name="P2" draw:layer="layout" draw:type="lines" svg:x1="11.85cm" svg:y1="10cm" svg:x2="11.85cm" svg:y2="10.6cm" draw:start-shape="id3" draw:start-glue-point="6" draw:end-shape="id4" draw:end-glue-point="4" svg:d="m11850 10000v502-403 501" svg:viewBox="0 0 1 601">
          <text:p/>
        </draw:connector>
        <draw:connector draw:style-name="gr2" draw:text-style-name="P2" draw:layer="layout" draw:type="lines" svg:x1="11.85cm" svg:y1="12.2cm" svg:x2="11.85cm" svg:y2="12.8cm" draw:start-shape="id4" draw:start-glue-point="6" draw:end-shape="id5" draw:end-glue-point="4" svg:d="m11850 12200v502-403 501" svg:viewBox="0 0 1 601">
          <text:p/>
        </draw:connector>
        <draw:connector draw:style-name="gr2" draw:text-style-name="P2" draw:layer="layout" draw:type="lines" svg:x1="11.85cm" svg:y1="16cm" svg:x2="11.85cm" svg:y2="16.6cm" draw:start-shape="id5" draw:start-glue-point="6" draw:end-shape="id6" draw:end-glue-point="4" svg:d="m11850 16000v502-403 501" svg:viewBox="0 0 1 601">
          <text:p/>
        </draw:connector>
        <draw:connector draw:style-name="gr2" draw:text-style-name="P2" draw:layer="layout" draw:type="lines" svg:x1="11.85cm" svg:y1="18.2cm" svg:x2="11.85cm" svg:y2="18.8cm" draw:start-shape="id6" draw:start-glue-point="6" draw:end-shape="id7" draw:end-glue-point="4" svg:d="m11850 18200v502-403 501" svg:viewBox="0 0 1 601">
          <text:p/>
        </draw:connector>
        <draw:connector draw:style-name="gr2" draw:text-style-name="P2" draw:layer="layout" draw:type="lines" svg:x1="11.85cm" svg:y1="22.2cm" svg:x2="11.85cm" svg:y2="22.8cm" draw:start-shape="id7" draw:start-glue-point="6" draw:end-shape="id8" draw:end-glue-point="4" svg:d="m11850 22200v502-403 501" svg:viewBox="0 0 1 601">
          <text:p/>
        </draw:connector>
        <draw:connector draw:style-name="gr2" draw:text-style-name="P2" draw:layer="layout" draw:type="lines" svg:x1="11.85cm" svg:y1="24.4cm" svg:x2="11.85cm" svg:y2="25cm" draw:start-shape="id8" draw:start-glue-point="6" draw:end-shape="id9" draw:end-glue-point="4" svg:d="m11850 24400v502-403 501" svg:viewBox="0 0 1 601">
          <text:p/>
        </draw:connector>
        <draw:custom-shape draw:style-name="gr1" draw:text-style-name="P1" xml:id="id10" draw:id="id10" draw:layer="layout" svg:width="6.5cm" svg:height="1.6cm" svg:x="1.7cm" svg:y="9.4cm">
          <text:p text:style-name="P1">Ulož nalezený rezistor a jeho </text:p>
          <text:p text:style-name="P1">úhel natočení do seznamu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6.5cm" svg:height="1.6cm" svg:x="1.7cm" svg:y="11.7cm">
          <text:p text:style-name="P1">Najdi nejlepší korelaci </text:p>
          <text:p text:style-name="P1">v závislosti na posuvu x,y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s" draw:line-skew="-0.499cm" svg:x1="4.95cm" svg:y1="9.4cm" svg:x2="8.5cm" svg:y2="8.4cm" draw:start-shape="id10" draw:start-glue-point="4" draw:end-shape="id3" draw:end-glue-point="5" svg:d="m4950 9400v-1000h3049 501" svg:viewBox="0 0 3551 1001">
          <text:p/>
        </draw:connector>
        <draw:connector draw:style-name="gr3" draw:text-style-name="P2" draw:layer="layout" draw:type="lines" svg:x1="4.95cm" svg:y1="11.7cm" svg:x2="4.95cm" svg:y2="11cm" draw:start-shape="id11" draw:start-glue-point="4" draw:end-shape="id10" draw:end-glue-point="6" svg:d="m4950 11700v-501 303-502" svg:viewBox="0 0 1 701">
          <text:p/>
        </draw:connector>
        <draw:connector draw:style-name="gr3" draw:text-style-name="P2" draw:layer="layout" draw:type="lines" draw:line-skew="0cm 0.598cm" svg:x1="8.5cm" svg:y1="14.4cm" svg:x2="4.95cm" svg:y2="13.3cm" draw:start-shape="id5" draw:start-glue-point="5" draw:end-shape="id11" draw:end-glue-point="6" svg:d="m8500 14400h-501-3049v-1100" svg:viewBox="0 0 3551 1101">
          <text:p/>
        </draw:connector>
        <draw:custom-shape draw:style-name="gr1" draw:text-style-name="P1" xml:id="id12" draw:id="id12" draw:layer="layout" svg:width="6.5cm" svg:height="1.6cm" svg:x="8.6cm" svg:y="29.1cm">
          <text:p text:style-name="P1">Ulož hodnotu korelace pro</text:p>
          <text:p text:style-name="P1">aktuální úhel pro pozici x,y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s" svg:x1="11.85cm" svg:y1="28.4cm" svg:x2="11.85cm" svg:y2="29.1cm" draw:start-shape="id9" draw:start-glue-point="6" draw:end-shape="id12" draw:end-glue-point="4" svg:d="m11850 28400v502-303 501" svg:viewBox="0 0 1 701">
          <text:p/>
        </draw:connector>
        <draw:connector draw:style-name="gr3" draw:text-style-name="P2" draw:layer="layout" draw:line-skew="-2.799cm" svg:x1="8.6cm" svg:y1="29.9cm" svg:x2="8.5cm" svg:y2="20.5cm" draw:start-shape="id12" draw:start-glue-point="5" draw:end-shape="id7" svg:d="m8600 29900h-3400v-9400h3300" svg:viewBox="0 0 3401 9401">
          <text:p/>
        </draw:connector>
        <draw:connector draw:style-name="gr3" draw:text-style-name="P2" draw:layer="layout" svg:x1="8.5cm" svg:y1="26.7cm" svg:x2="5.192cm" svg:y2="26.69cm" draw:start-shape="id9" draw:start-glue-point="5" svg:d="m8500 26700h-1904v-10h-1404" svg:viewBox="0 0 3309 11">
          <text:p/>
        </draw:connector>
        <draw:connector draw:style-name="gr3" draw:text-style-name="P2" draw:layer="layout" draw:line-skew="1.198cm" svg:x1="15.2cm" svg:y1="20.5cm" svg:x2="15.2cm" svg:y2="14.4cm" draw:start-shape="id7" draw:start-glue-point="7" draw:end-shape="id5" draw:end-glue-point="7" svg:d="m15200 20500h1700v-6100h-1700" svg:viewBox="0 0 1701 6101">
          <text:p/>
        </draw:connector>
        <draw:custom-shape draw:style-name="gr1" draw:text-style-name="P1" xml:id="id13" draw:id="id13" draw:layer="layout" svg:width="2.7cm" svg:height="2.5cm" svg:x="16.6cm" svg:y="28.6cm">
          <text:p text:style-name="P1">Vrať </text:p>
          <text:p text:style-name="P1">seznam s</text:p>
          <text:p text:style-name="P1">rezistory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15.2cm" svg:y1="8.4cm" svg:x2="17.95cm" svg:y2="28.6cm" draw:start-shape="id3" draw:start-glue-point="7" draw:end-shape="id13" draw:end-glue-point="4" svg:d="m15200 8400h2750v20200" svg:viewBox="0 0 2751 20201">
          <text:p/>
        </draw:connector>
        <draw:frame draw:style-name="gr4" draw:text-style-name="P3" draw:layer="layout" svg:width="1.315cm" svg:height="0.759cm" svg:x="15.272cm" svg:y="7.637cm">
          <draw:text-box>
            <text:p text:style-name="P3"><text:span text:style-name="T3">Ano</text:span></text:p>
          </draw:text-box>
        </draw:frame>
        <draw:frame draw:style-name="gr4" draw:text-style-name="P3" draw:layer="layout" svg:width="1.315cm" svg:height="0.759cm" svg:x="7.2cm" svg:y="13.741cm">
          <draw:text-box>
            <text:p text:style-name="P3"><text:span text:style-name="T3">Ano</text:span></text:p>
          </draw:text-box>
        </draw:frame>
        <draw:frame draw:style-name="gr4" draw:text-style-name="P3" draw:layer="layout" svg:width="1.315cm" svg:height="0.759cm" svg:x="15.2cm" svg:y="19.841cm">
          <draw:text-box>
            <text:p text:style-name="P3"><text:span text:style-name="T3">Ano</text:span></text:p>
          </draw:text-box>
        </draw:frame>
        <draw:frame draw:style-name="gr4" draw:text-style-name="P3" draw:layer="layout" svg:width="1.315cm" svg:height="0.759cm" svg:x="12cm" svg:y="28.241cm">
          <draw:text-box>
            <text:p text:style-name="P3"><text:span text:style-name="T3">Ano</text:span></text:p>
          </draw:text-box>
        </draw:frame>
        <draw:frame draw:style-name="gr4" draw:text-style-name="P3" draw:layer="layout" svg:width="1.086cm" svg:height="0.759cm" svg:x="12cm" svg:y="9.841cm">
          <draw:text-box>
            <text:p text:style-name="P3"><text:span text:style-name="T3">Ne</text:span></text:p>
          </draw:text-box>
        </draw:frame>
        <draw:frame draw:style-name="gr4" draw:text-style-name="P3" draw:layer="layout" svg:width="1.086cm" svg:height="0.759cm" svg:x="11.9cm" svg:y="15.841cm">
          <draw:text-box>
            <text:p text:style-name="P3"><text:span text:style-name="T3">Ne</text:span></text:p>
          </draw:text-box>
        </draw:frame>
        <draw:frame draw:style-name="gr4" draw:text-style-name="P3" draw:layer="layout" svg:width="1.086cm" svg:height="0.759cm" svg:x="11.9cm" svg:y="22.041cm">
          <draw:text-box>
            <text:p text:style-name="P3"><text:span text:style-name="T3">Ne</text:span></text:p>
          </draw:text-box>
        </draw:frame>
        <draw:frame draw:style-name="gr4" draw:text-style-name="P3" draw:layer="layout" svg:width="1.086cm" svg:height="0.759cm" svg:x="7.514cm" svg:y="25.941cm">
          <draw:text-box>
            <text:p text:style-name="P3"><text:span text:style-name="T3">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tyl_20_šipky_20_1" draw:display-name="Styl šipky 1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11:30:07.07</meta:creation-date>
    <meta:generator>LibreOffice/4.0.2.2$Windows_x86 LibreOffice_project/4c82dcdd6efcd48b1d8bba66bfe1989deee49c3</meta:generator>
    <dc:date>2013-05-08T12:17:39.38</dc:date>
    <meta:editing-duration>PT3M36S</meta:editing-duration>
    <meta:editing-cycles>3</meta:editing-cycles>
    <meta:document-statistic meta:object-count="37"/>
  </office:meta>
</office:document-meta>
</file>